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1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ACHIQUE MURRIETA, OSO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33101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IQT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178138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ACHIQUE MURRIETA, OSOR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33101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77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831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831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1/07/2021</text:p>
          </table:table-cell>
          <table:table-cell table:style-name="Tabla2.A3" office:value-type="string">
            <text:p text:style-name="P16">63677</text:p>
          </table:table-cell>
          <table:table-cell table:style-name="Tabla2.D3" office:value-type="string">
            <text:p text:style-name="P17">831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9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16:26:20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